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$E$5]" office:value-type="float" office:value="0" calcext:value-type="float">
            <text:p>0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]*[.$E$5]" office:value-type="float" office:value="0.812109375" calcext:value-type="float">
            <text:p>0.812109375</text:p>
          </table:table-cell>
          <table:table-cell/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Oh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4]*[.$E$5]" office:value-type="float" office:value="1.637109375" calcext:value-type="float">
            <text:p>1.637109375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Oh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5]*[.$E$5]" office:value-type="float" office:value="3.287109375" calcext:value-type="float">
            <text:p>3.287109375</text:p>
          </table:table-cell>
          <table:table-cell/>
          <table:table-cell office:value-type="string" calcext:value-type="string">
            <text:p>factor</text:p>
          </table:table-cell>
          <table:table-cell table:formula="of:=[.E1]*([.E2]+[.E4]+[.E3])/[.E2]/1024" office:value-type="float" office:value="0.012890625" calcext:value-type="float">
            <text:p>0.01289062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6]*[.$E$5]" office:value-type="float" office:value="6.587109375" calcext:value-type="float">
            <text:p>6.587109375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A7]*[.$E$5]" office:value-type="float" office:value="13.187109375" calcext:value-type="float">
            <text:p>13.187109375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8]*[.$E$5]" office:value-type="float" office:value="11.98828125" calcext:value-type="float">
            <text:p>11.98828125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]*[.$E$5]" office:value-type="float" office:value="12.6328125" calcext:value-type="float">
            <text:p>12.6328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7:37:33.558009881</meta:creation-date>
    <dc:date>2022-12-06T20:47:34.463487246</dc:date>
    <meta:editing-duration>PT2H37M10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